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style:font-name="Arial" style:font-name-asian="Arial1" style:font-name-complex="Arial1"/>
    </style:style>
    <style:style style:name="P4" style:family="paragraph" style:parent-style-name="Standard">
      <style:paragraph-properties fo:text-align="justify" style:justify-single-word="false"/>
    </style:style>
    <style:style style:name="P5" style:family="paragraph" style:parent-style-name="Standard">
      <style:paragraph-properties fo:margin-top="0.423cm" fo:margin-bottom="0.423cm" style:contextual-spacing="false" fo:text-align="justify" style:justify-single-word="false"/>
    </style:style>
    <style:style style:name="P6" style:family="paragraph" style:parent-style-name="Standard">
      <style:paragraph-properties fo:text-align="justify" style:justify-single-word="false"/>
      <style:text-properties style:font-name="Arial" fo:font-weight="bold" style:font-name-asian="Arial1" style:font-weight-asian="bold" style:font-name-complex="Arial1"/>
    </style:style>
    <style:style style:name="P7" style:family="paragraph" style:parent-style-name="Standard">
      <style:paragraph-properties fo:text-align="justify" style:justify-single-word="false"/>
      <style:text-properties style:font-name="Arial" fo:font-weight="normal" style:font-name-asian="Arial1" style:font-weight-asian="normal" style:font-name-complex="Arial1" style:font-weight-complex="normal"/>
    </style:style>
    <style:style style:name="P8" style:family="paragraph" style:parent-style-name="Standard" style:list-style-name="WWNum1">
      <style:paragraph-properties fo:margin-top="0cm" fo:margin-bottom="0cm" style:contextual-spacing="false" fo:text-align="justify" style:justify-single-word="false"/>
    </style:style>
    <style:style style:name="P9" style:family="paragraph" style:parent-style-name="Standard" style:list-style-name="WWNum1">
      <style:paragraph-properties fo:text-align="justify" style:justify-single-word="false"/>
    </style:style>
    <style:style style:name="P10" style:family="paragraph" style:parent-style-name="Standard">
      <style:paragraph-properties fo:margin-top="0cm" fo:margin-bottom="0.423cm" style:contextual-spacing="false" fo:text-align="justify" style:justify-single-word="false"/>
    </style:style>
    <style:style style:name="P11" style:family="paragraph" style:parent-style-name="Standard" style:list-style-name="WWNum2">
      <style:paragraph-properties fo:margin-top="0cm" fo:margin-bottom="0cm" style:contextual-spacing="false" fo:line-height="121%" fo:text-align="justify" style:justify-single-word="false"/>
    </style:style>
    <style:style style:name="P12" style:family="paragraph" style:parent-style-name="Standard">
      <style:paragraph-properties fo:margin-top="0cm" fo:margin-bottom="0cm" style:contextual-spacing="false" fo:line-height="121%" fo:text-align="justify" style:justify-single-word="false"/>
      <style:text-properties style:font-name="Arial" style:font-name-asian="Arial1" style:font-name-complex="Arial1"/>
    </style:style>
    <style:style style:name="P13" style:family="paragraph" style:parent-style-name="Standard">
      <style:paragraph-properties fo:margin-top="0cm" fo:margin-bottom="0cm" style:contextual-spacing="false" fo:line-height="121%" fo:text-align="justify" style:justify-single-word="false"/>
    </style:style>
    <style:style style:name="P14" style:family="paragraph" style:parent-style-name="Standard">
      <style:paragraph-properties fo:margin-top="0.423cm" fo:margin-bottom="0.423cm" style:contextual-spacing="false" fo:line-height="120%" fo:text-align="justify" style:justify-single-word="false"/>
    </style:style>
    <style:style style:name="P15" style:family="paragraph" style:parent-style-name="Standard">
      <style:text-properties style:font-name="Arial" fo:font-weight="bold" style:font-name-asian="Arial1" style:font-weight-asian="bold" style:font-name-complex="Arial1"/>
    </style:style>
    <style:style style:name="P16" style:family="paragraph" style:parent-style-name="Standard">
      <style:text-properties style:font-name="Arial" style:font-name-asian="Arial1" style:font-name-complex="Arial1"/>
    </style:style>
    <style:style style:name="T1" style:family="text">
      <style:text-properties style:font-name="Arial" fo:font-weight="bold" style:font-name-asian="Arial1" style:font-weight-asian="bold" style:font-name-complex="Arial1"/>
    </style:style>
    <style:style style:name="T2" style:family="text">
      <style:text-properties style:font-name="Arial" style:font-name-asian="Arial1" style:font-name-complex="Arial1"/>
    </style:style>
    <style:style style:name="T3" style:family="text">
      <style:text-properties officeooo:rsid="000403b7"/>
    </style:style>
    <style:style style:name="T4" style:family="text">
      <style:text-properties fo:font-family="'Times New Roman'" style:font-family-generic="roman" style:font-pitch="variable" fo:font-size="7pt" style:font-family-asian="'Times New Roman'" style:font-family-generic-asian="system" style:font-pitch-asian="variable" style:font-size-asian="7pt" style:font-family-complex="'Times New Roman'" style:font-family-generic-complex="system" style:font-pitch-complex="variable" style:font-size-complex="7pt"/>
    </style:style>
    <style:style style:name="T5" style:family="text">
      <style:text-properties fo:color="#ff0000" loext:opacity="100%" style:font-name="Arial" style:font-name-asian="Arial1"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MEDICION DE PARAMETROS EN AGUA</text:span><text:span text:style-name="T1"/></text:p>
      <text:p text:style-name="P2" loext:marker-style-name="T2"><text:span text:style-name="T2">Sheryl Dayanna Gaitan Bustamante CC 1.110.363.771</text:span><text:span text:style-name="T2"/></text:p>
      <text:p text:style-name="P2" loext:marker-style-name="T2"><text:span text:style-name="T2">Nicole Valeria Castaño Arias CC 1.144.205.986</text:span><text:span text:style-name="T2"/></text:p>
      <text:p text:style-name="P3" loext:marker-style-name="T2"/>
      <text:p text:style-name="P4" loext:marker-style-name="T2"><text:span text:style-name="T1">RESUMEN: </text:span><text:span text:style-name="T2">La práctica de laboratorio tuvo como objetivo principal la medición de parámetros fisicoquímicos en tres tipos de muestras de agua: agua potable (de la llave), agua del lago de la Universidad Santiago de Cali y agua residual. Se evaluaron parámetros como pH, conductividad eléctrica, turbiedad, acidez y cloro residual, según la naturaleza de cada muestra. Las mediciones se realizaron utilizando diversos instrumentos y equipos de titulación, siguiendo metodologías estandarizadas. Durante el procedimiento, se logró aprender el manejo adecuado de los equipos y la correcta toma de mediciones, fortaleciendo así las habilidades prácticas en análisis ambiental.</text:span></text:p>
      <text:p text:style-name="P5" loext:marker-style-name="T2"><text:span text:style-name="T2">Entre los principales resultados obtenidos, se identificaron diferencias notables entre las muestras. El agua potable presentó los mejores valores en términos de calidad, dentro de rangos aceptables según la normativa. Por otro lado, el agua residual mostró los resultados más críticos, con altos niveles de conductividad y marcada acidez, lo que refleja una significativa carga de contaminantes. La muestra del lago presentó alta turbiedad y un pH ligeramente ácido, lo cual sugiere una contaminación moderada, posiblemente de origen orgánico. Comparativamente, el agua residual evidenció condiciones más graves que la del lago.</text:span><text:span text:style-name="T2"/></text:p>
      <text:p text:style-name="P5" loext:marker-style-name="T1"><text:span text:style-name="T2">Se concluye que los parámetros analizados son esenciales para evaluar la calidad del agua y establecer su uso o necesidad de tratamiento. La práctica resalta la importancia de realizar monitoreos periódicos que permitan prevenir riesgos sanitarios y ambientales, además de asegurar el cumplimiento de la normativa vigente.</text:span><text:span text:style-name="T1"/></text:p>
      <text:p text:style-name="P6" loext:marker-style-name="T1">MARCO TEÓRICO: </text:p>
      <text:p text:style-name="P7">La calidad del agua se evalúa mediante parámetros fisicoquímicos que describen su estado <text:span text:style-name="T3">q</text:span>uímico y físico, determinando su idoneidad para diversos usos.</text:p>
      <text:p text:style-name="P7"/>
      <text:p text:style-name="P7"/>
      <text:p text:style-name="P7"/>
      <text:p text:style-name="P7"/>
      <text:p text:style-name="P7"/>
      <text:p text:style-name="P7"/>
      <text:p text:style-name="P7"/>
      <text:p text:style-name="P7"/>
      <text:p text:style-name="P7"/>
      <text:p text:style-name="P4" loext:marker-style-name="T2"><text:soft-page-break/><text:span text:style-name="T1">METODOLOGÍA: </text:span><text:span text:style-name="T2">En la práctica de laboratorio se evaluaron tres muestras de agua: agua potable, agua del lago de la Universidad Santiago de Cali y agua residual, donde fueron medidos algunos parámetros de la siguiente manera:</text:span></text:p>
      <text:list text:style-name="WWNum1">
        <text:list-item>
          <text:p text:style-name="P8" loext:marker-style-name="T2"><text:span text:style-name="T2">Agua de la llave: Cloro residual, Turbiedad, Acidez – PH, Conductividad eléctrica</text:span><text:span text:style-name="T2"/></text:p>
        </text:list-item>
        <text:list-item>
          <text:p text:style-name="P8" loext:marker-style-name="T2"><text:span text:style-name="T2">Agua del lago: Turbidez, Acidez – PH, Conductividad eléctrica</text:span><text:span text:style-name="T2"/></text:p>
        </text:list-item>
        <text:list-item>
          <text:p text:style-name="P9" loext:marker-style-name="T2"><text:span text:style-name="T2">Agua residual: Acidez – Ph, Conductividad eléctrica </text:span><text:span text:style-name="T2"/></text:p>
        </text:list-item>
      </text:list>
      <text:p text:style-name="P10" loext:marker-style-name="T2"><text:span text:style-name="T2">La práctica se llevó a cabo en el laboratorio de Inorgánica, ubicado en el bloque 4, piso 1. Para el ingreso al laboratorio, fue obligatorio el cumplimiento de las normas de bioseguridad, incluyendo el uso de tapabocas, guantes de látex, gorro desechable y bata de laboratorio, garantizando así condiciones seguras para la realización de los análisis.</text:span><text:span text:style-name="T2"/></text:p>
      <text:p text:style-name="P5" loext:marker-style-name="T1"><text:span text:style-name="T2">Para el desarrollo de la práctica, se utilizaron los siguientes </text:span><text:span text:style-name="T1">materiales e instrumentos:</text:span></text:p>
      <text:list text:style-name="WWNum2">
        <text:list-item>
          <text:p text:style-name="P11" loext:marker-style-name="T2"><text:span text:style-name="T2">1 equipo de medición de conductividad (Conductivimetro - Conductímetro)</text:span><text:span text:style-name="T2"/></text:p>
        </text:list-item>
        <text:list-item>
          <text:p text:style-name="P11" loext:marker-style-name="T2"><text:span text:style-name="T2">1 equipo de medición de pH (pHmetro)</text:span><text:span text:style-name="T2"/></text:p>
        </text:list-item>
        <text:list-item>
          <text:p text:style-name="P11" loext:marker-style-name="T2"><text:span text:style-name="T2">1 equipo de medición de turbidez (Turbidímetro)</text:span><text:span text:style-name="T2"/></text:p>
        </text:list-item>
        <text:list-item>
          <text:p text:style-name="P11" loext:marker-style-name="T2"><text:span text:style-name="T2">1 plancha de agitación</text:span><text:span text:style-name="T2"/></text:p>
        </text:list-item>
        <text:list-item>
          <text:p text:style-name="P11" loext:marker-style-name="T2"><text:span text:style-name="T2">1 magneto</text:span><text:span text:style-name="T2"/></text:p>
        </text:list-item>
        <text:list-item>
          <text:p text:style-name="P11" loext:marker-style-name="T2"><text:span text:style-name="T2">1 saca magneto</text:span><text:span text:style-name="T2"/></text:p>
        </text:list-item>
        <text:list-item>
          <text:p text:style-name="P11" loext:marker-style-name="T2"><text:span text:style-name="T2">1 soporte universal o 2 pinza nuez</text:span><text:span text:style-name="T2"/></text:p>
        </text:list-item>
        <text:list-item>
          <text:p text:style-name="P11" loext:marker-style-name="T2"><text:span text:style-name="T2">1 bureta de 25 ml</text:span><text:span text:style-name="T2"/></text:p>
        </text:list-item>
        <text:list-item>
          <text:p text:style-name="P11" loext:marker-style-name="T2"><text:span text:style-name="T2">1 probeta de 50 o 100 mL</text:span><text:span text:style-name="T2"/></text:p>
        </text:list-item>
        <text:list-item>
          <text:p text:style-name="P11" loext:marker-style-name="T2"><text:span text:style-name="T2">1 Vaso de precipitado o Beaker de 100 mL</text:span><text:span text:style-name="T2"/></text:p>
        </text:list-item>
        <text:list-item>
          <text:p text:style-name="P11" loext:marker-style-name="T2"><text:span text:style-name="T2">1 Vaso de precipitado o Beaker de 200 mL</text:span><text:span text:style-name="T2"/></text:p>
        </text:list-item>
        <text:list-item>
          <text:p text:style-name="P11" loext:marker-style-name="T2"><text:span text:style-name="T2">1 frasco lavador</text:span><text:span text:style-name="T2"/></text:p>
        </text:list-item>
      </text:list>
      <text:p text:style-name="P12" loext:marker-style-name="T2"/>
      <text:p text:style-name="P13" loext:marker-style-name="T1"><text:span text:style-name="T1">Sustancias:</text:span><text:span text:style-name="T1"/></text:p>
      <text:list text:continue-numbering="true" text:style-name="WWNum2">
        <text:list-item>
          <text:p text:style-name="P11" loext:marker-style-name="T2"><text:span text:style-name="T2">1</text:span><text:span text:style-name="T4"> </text:span><text:span text:style-name="T2">Agua destilada</text:span></text:p>
        </text:list-item>
        <text:list-item>
          <text:p text:style-name="P11" loext:marker-style-name="T2"><text:span text:style-name="T4"><text:s/></text:span><text:span text:style-name="T2">Solución de HCl 0.025N o 0.01 N</text:span></text:p>
        </text:list-item>
        <text:list-item>
          <text:p text:style-name="P11" loext:marker-style-name="T2"><text:span text:style-name="T2">Solución de NaOH 0.025 o 0.01N</text:span><text:span text:style-name="T2"/></text:p>
        </text:list-item>
      </text:list>
      <text:p text:style-name="P14" loext:marker-style-name="T2"><text:span text:style-name="T2">Una vez verificado que todos los materiales e instrumentos estuvieran disponibles y en condiciones adecuadas, se procedió a realizar las mediciones correspondientes a cada parámetro, como se detalla a continuación:</text:span><text:span text:style-name="T2"/></text:p>
      <text:p text:style-name="P10" loext:marker-style-name="T2"><text:span text:style-name="T1">1) Procedimiento Acidez - PH:</text:span><text:span text:style-name="T2"> Cada muestra fue colocada en un vaso de precipitado que se ubicó sobre una plancha agitadora. En el interior del vaso se introdujo un magneto, el cual, al girar por efecto de la plancha agitadora, permitía la mezcla homogénea de la muestra. Encima del vaso se posicionó una bureta de 25 mL sostenida por una pinza nuez, desde la cual se añadió lentamente una solución de NaOH (hidróxido de sodio). Antes de iniciar la titulación, se midió el pH inicial de cada muestra utilizando un pH-metro. Luego, se procedió a agregar la solución de NaOH gota a gota, registrando el pH en intervalos de tiempo constantes, hasta alcanzar un pH final de 8.30. La cantidad de solución requerida varió entre las muestras, ya que cada una presentaba un nivel distinto de acidez. Este procedimiento fue repetido tres veces para cada tipo </text:span><text:soft-page-break/><text:span text:style-name="T2">de agua, asegurando la precisión y repetibilidad de los resultados. Entre cada ensayo, los recipientes eran lavados con agua destilada para evitar la contaminación cruzada entre muestras.</text:span></text:p>
      <text:p text:style-name="P10" loext:marker-style-name="T2"><text:span text:style-name="T2">Finalmente, con los datos obtenidos (pH inicial, volumen de NaOH utilizado y pH final), se realizaron los cálculos necesarios para determinar la acidez de cada una de las muestras analizadas.</text:span><text:span text:style-name="T2"/></text:p>
      <text:p text:style-name="P10" loext:marker-style-name="T2"><text:span text:style-name="T1">2) Procedimiento Conductividad Eléctrica: </text:span><text:span text:style-name="T2">Para la medición de la conductividad eléctrica, se utilizó un conductímetro previamente calibrado. Cada muestra fue colocada en un vaso de precipitado limpio y seco. Se enjuago previamente la celda de medición con una pequeña porción de la misma muestra para evitar la contaminación de resultados. Luego, se introdujo el electrodo del conductímetro dentro de la muestra, asegurándose de que no quedaran burbujas de aire atrapadas. Se esperó unos segundos hasta que la lectura se estabilizará en la pantalla del equipo, momento en el cual se registró el valor de conductividad eléctrica. El equipo fue enjuagado con agua destilada entre cada medición para mantener la precisión en los resultados.</text:span></text:p>
      <text:p text:style-name="P10" loext:marker-style-name="T2"><text:span text:style-name="T1">3) Procedimiento Turbidez: </text:span><text:span text:style-name="T2">Para la medición de la turbidez, se empleó un turbidímetro, el cual solo fue utilizado para las muestras de agua del lago y agua potable. Cada muestra fue vertida cuidadosamente en una celda de medición (tubo de vidrio), asegurándose de evitar la formación de burbujas o residuos en las paredes del recipiente, ya que estos pueden interferir en la medición. Una vez colocado el tubo en el turbidímetro, se realizó la lectura digital, la cual fue registrada como el valor de turbidez en NTU (Unidades Nefelométricas de Turbidez). Al igual que en otros procedimientos, la celda fue enjuagada con agua destilada entre mediciones para mantener la precisión de los resultados.</text:span></text:p>
      <text:p text:style-name="P10" loext:marker-style-name="T2"><text:span text:style-name="T1">4) Procedimiento Cloro residual: </text:span><text:span text:style-name="T2">Para determinar la concentración de cloro residual en la muestra de agua potable, se utilizaron dos frasquitos pequeños. A cada frasquito se le añadió una muestra de agua de la llave, y solo a uno de ellos se le incorporó un reactivo específico (generalmente DPD - N,N-dietil-p-fenilendiamina), el cual reacciona con el cloro presente en el agua, generando un color rosado cuya intensidad es proporcional a la cantidad de cloro libre. Posteriormente, los frasquitos fueron introducidos en un colorímetro, donde se realizó la medición. El valor obtenido se registró como la concentración de cloro residual en mg/L. Al finalizar el procedimiento, se procedió a lavar cuidadosamente los frasquitos con agua destilada para evitar la contaminación cruzada en mediciones futuras.</text:span></text:p>
      <text:p text:style-name="P4" loext:marker-style-name="T5"><text:span text:style-name="T1">RESULTADOS Y DISCUSIÓN: </text:span><text:span text:style-name="T5">Deberán presentarse los resultados obtenidos haciendo uso de tablas o figuras, seguidamente realizar la discusión del resultado comparando con el marco normativo o lo que se reporta en la literatura científica. Deben comparar los resultados, con datos obtenidos en otros estudios, mínimo 5 referencias bibliográficas para comparar (artículos científicos, libros y tesis).</text:span></text:p>
      <text:p text:style-name="P4" loext:marker-style-name="T1"><text:span text:style-name="T1">Tabla 1. Parámetros fisicoquímicos medidos en las muestras de agua</text:span><text:span text:style-name="T1"/></text:p>
      <text:p text:style-name="P6" loext:marker-style-name="T1"/>
      <text:p text:style-name="P6" loext:marker-style-name="T1"/>
      <text:p text:style-name="P6" loext:marker-style-name="T1"/>
      <text:p text:style-name="P6" loext:marker-style-name="T1"/>
      <text:p text:style-name="P6" loext:marker-style-name="T1"><text:soft-page-break/></text:p>
      <text:p text:style-name="P6" loext:marker-style-name="T1"/>
      <text:p text:style-name="P6" loext:marker-style-name="T1"/>
      <text:p text:style-name="P4" loext:marker-style-name="T1"><text:span text:style-name="T1">CONCLUSIONES: </text:span><text:span text:style-name="T5">se derivan exclusivamente de los resultados obtenidos en la práctica, deberán ser concretas y relevantes (máximo 5 conclusiones)</text:span></text:p>
      <text:p text:style-name="P4" loext:marker-style-name="T5"><text:span text:style-name="T1">REFERENCIAS BIBLIOGRÁFICAS: </text:span><text:span text:style-name="T4"><text:s/></text:span><text:span text:style-name="T5">incluir exclusivamente las referencias citadas dentro del texto. No está permitido el uso de referencias sin calidad académico-científica (Ej. Blogs, el <text:s/>ricondelvago.com, etc.). Se espera que el 50% de las referencias usadas corresponda a artículos científicos en inglés, el 50% restante pueden ser libros, tesis o documentos institucionales. Sistema de citación APA.</text:span></text:p>
      <text:p text:style-name="P15" loext:marker-style-name="T1"/>
      <text:p text:style-name="P16"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s" style:country-asian="CO"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s" fo:country="ES" style:letter-kerning="false" style:font-name-asian="Calibri1" style:font-size-asian="11pt" style:language-asian="es" style:country-asian="CO"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s" fo:country="CO"/>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635cm" fo:margin-bottom="0.141cm" style:contextual-spacing="false" fo:keep-together="always" fo:keep-with-next="always"/>
      <style:text-properties fo:color="#2f5496" loext:opacity="100%" style:font-name="Calibri Light" fo:font-family="'Calibri Light'" style:font-family-generic="swiss" style:font-pitch="variable" fo:font-size="20pt" style:font-name-asian="Calibri1" style:font-family-asian="Calibri" style:font-family-generic-asian="system" style:font-pitch-asian="variable" style:font-size-asian="20pt" style:font-name-complex="Calibri1" style:font-family-complex="Calibr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282cm" fo:margin-bottom="0.141cm" style:contextual-spacing="false" fo:keep-together="always" fo:keep-with-next="always"/>
      <style:text-properties fo:color="#2f5496" loext:opacity="100%"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282cm" fo:margin-bottom="0.141cm"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top="0.141cm" fo:margin-bottom="0.071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141cm" fo:margin-bottom="0.071cm" style:contextual-spacing="false" fo:keep-together="always" fo:keep-with-next="always"/>
      <style:text-properties fo:color="#2f5496" loext:opacity="100%" style:font-name-asian="Calibri1" style:font-family-asian="Calibri" style:font-family-generic-asian="system" style:font-pitch-asian="variable" style:font-name-complex="Calibri1" style:font-family-complex="Calibri"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071cm" fo:margin-bottom="0cm" style:contextual-spacing="false" fo:keep-together="always" fo:keep-with-next="always"/>
      <style:text-properties fo:color="#595959" loext:opacity="100%" style:font-name-asian="Calibri1" style:font-family-asian="Calibri" style:font-family-generic-asian="system" style:font-pitch-asian="variable" style:font-name-complex="Calibri1" style:font-family-complex="Calibri"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chapter">
      <style:paragraph-properties fo:margin-top="0cm" fo:margin-bottom="0cm" style:contextual-spacing="false" fo:keep-together="always" fo:keep-with-next="always"/>
      <style:text-properties fo:color="#272727" loext:opacity="100%" style:font-name-asian="Calibri1" style:font-family-asian="Calibri" style:font-family-generic-asian="system" style:font-pitch-asian="variable" style:font-name-complex="Calibri1" style:font-family-complex="Calibri"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Calibri Light" fo:font-family="'Calibri Light'" style:font-family-generic="swiss" style:font-pitch="variable" fo:font-size="28pt" fo:letter-spacing="-0.018cm" style:letter-kerning="true"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style:font-size-asian="14pt" style:font-size-complex="14pt"/>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Calibri Light" fo:font-family="'Calibri Light'" style:font-family-generic="swiss" style:font-pitch="variable" fo:font-size="20pt" fo:language="es" fo:country="CO" style:font-name-asian="Calibri1" style:font-family-asian="Calibri" style:font-family-generic-asian="system" style:font-pitch-asian="variable" style:font-size-asian="20pt" style:font-name-complex="Calibri1" style:font-family-complex="Calibr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f5496" loext:opacity="100%" style:font-name="Calibri Light" fo:font-family="'Calibri Light'" style:font-family-generic="swiss" style:font-pitch="variable" fo:font-size="16pt" fo:language="es" fo:country="CO"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2f5496" loext:opacity="100%" fo:font-size="14pt" fo:language="es" fo:country="CO"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2f5496" loext:opacity="100%" fo:language="es" fo:country="CO"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2f5496" loext:opacity="100%" fo:language="es" fo:country="CO" style:font-name-asian="Calibri1" style:font-family-asian="Calibri" style:font-family-generic-asian="system" style:font-pitch-asian="variable" style:font-name-complex="Calibri1" style:font-family-complex="Calibri"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language="es" fo:country="CO"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fo:language="es" fo:country="CO" style:font-name-asian="Calibri1" style:font-family-asian="Calibri" style:font-family-generic-asian="system" style:font-pitch-asian="variable" style:font-name-complex="Calibri1" style:font-family-complex="Calibri"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language="es" fo:country="CO"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fo:language="es" fo:country="CO" style:font-name-asian="Calibri1" style:font-family-asian="Calibri" style:font-family-generic-asian="system" style:font-pitch-asian="variable" style:font-name-complex="Calibri1" style:font-family-complex="Calibri"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Calibri Light" fo:font-family="'Calibri Light'" style:font-family-generic="swiss" style:font-pitch="variable" fo:font-size="28pt" fo:letter-spacing="-0.018cm" fo:language="es" fo:country="CO" style:letter-kerning="true"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fo:language="es" fo:country="CO"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language="es" fo:country="CO"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2f5496" loext:opacity="100%" fo:language="es" fo:country="CO"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01cm" fo:margin-bottom="2.501cm" fo:margin-left="2.501cm" fo:margin-right="2.501cm" style:writing-mode="lr-tb" style:layout-grid-color="#c0c0c0" style:layout-grid-lines="2293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heryl Dayanna Gaitan Bustamante</meta:initial-creator>
    <meta:editing-cycles>4</meta:editing-cycles>
    <meta:creation-date>2025-04-19T16:49:00</meta:creation-date>
    <dc:date>2025-04-23T15:00:20.437353300</dc:date>
    <meta:editing-duration>PT1H38M26S</meta:editing-duration>
    <meta:generator>LibreOffice/25.2.2.2$Windows_X86_64 LibreOffice_project/7370d4be9e3cf6031a51beef54ff3bda878e3fac</meta:generator>
    <meta:document-statistic meta:table-count="0" meta:image-count="0" meta:object-count="0" meta:page-count="4" meta:paragraph-count="40" meta:word-count="1231" meta:character-count="7931" meta:non-whitespace-character-count="6750"/>
    <meta:user-defined meta:name="AppVersion">16.0000</meta:user-defined>
    <meta:template xlink:type="simple" xlink:actuate="onRequest" xlink:title="Normal.dotm" xlink:href=""/>
  </office:meta>
</office:document-meta>
</file>